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2a6099" loext:opacity="100%" style:font-name="Arial" fo:font-size="14pt" fo:font-weight="bold" style:font-size-asian="14pt" style:font-weight-asian="bold" style:font-name-complex="Free mono1" style:font-size-complex="14pt" style:font-weight-complex="bold"/>
    </style:style>
    <style:style style:name="P2" style:family="paragraph" style:parent-style-name="Standard">
      <style:text-properties fo:color="#2a6099" loext:opacity="100%" style:font-name="Arial" fo:font-size="14pt" fo:font-weight="bold" style:font-size-asian="14pt" style:font-weight-asian="bold" style:font-name-complex="Free mono1" style:font-size-complex="14pt" style:font-weight-complex="bold"/>
    </style:style>
    <style:style style:name="P3" style:family="paragraph" style:parent-style-name="Standard">
      <style:text-properties fo:color="#2a6099" loext:opacity="100%" style:font-name="Arial" fo:font-size="14pt" fo:font-weight="bold" officeooo:rsid="0023e570" officeooo:paragraph-rsid="0023e570" style:font-size-asian="14pt" style:font-weight-asian="bold" style:font-name-complex="Free mono1" style:font-size-complex="14pt" style:font-weight-complex="bold"/>
    </style:style>
    <style:style style:name="P4" style:family="paragraph" style:parent-style-name="Standard">
      <style:text-properties fo:color="#2a6099" loext:opacity="100%" style:font-name="Arial" fo:font-size="14pt" fo:font-weight="bold" officeooo:rsid="0027b6ad" officeooo:paragraph-rsid="0027b6ad" style:font-size-asian="14pt" style:font-weight-asian="bold" style:font-name-complex="Free mono1" style:font-size-complex="14pt" style:font-weight-complex="bold"/>
    </style:style>
    <style:style style:name="P5" style:family="paragraph" style:parent-style-name="Standard">
      <style:text-properties fo:color="#2a6099" loext:opacity="100%" style:font-name="Arial" fo:font-size="12pt" fo:font-weight="bold" officeooo:rsid="0023e570" officeooo:paragraph-rsid="0023e570" style:font-size-asian="12pt" style:font-weight-asian="bold" style:font-name-complex="Free mono1" style:font-size-complex="12pt" style:font-weight-complex="bold"/>
    </style:style>
    <style:style style:name="P6" style:family="paragraph" style:parent-style-name="Standard">
      <style:text-properties fo:color="#2a6099" loext:opacity="100%" style:font-name="Arial" fo:font-size="12pt" fo:font-weight="bold" officeooo:rsid="0025d162" officeooo:paragraph-rsid="0025d162" style:font-size-asian="12pt" style:font-weight-asian="bold" style:font-name-complex="Free mono1" style:font-size-complex="12pt" style:font-weight-complex="bold"/>
    </style:style>
    <style:style style:name="P7" style:family="paragraph" style:parent-style-name="Standard" style:list-style-name="L1">
      <style:text-properties fo:color="#2a6099" loext:opacity="100%" style:font-name="Arial" fo:font-size="12pt" fo:font-weight="bold" officeooo:rsid="0025d162" officeooo:paragraph-rsid="0025d162" style:font-size-asian="12pt" style:font-weight-asian="bold" style:font-name-complex="Free mono1" style:font-size-complex="12pt" style:font-weight-complex="bold"/>
    </style:style>
    <style:style style:name="P8" style:family="paragraph" style:parent-style-name="Standard" style:list-style-name="L1">
      <style:text-properties fo:color="#2a6099" loext:opacity="100%" style:font-name="Arial" fo:font-size="12pt" fo:font-weight="bold" officeooo:rsid="0027ac6f" officeooo:paragraph-rsid="0027ac6f" style:font-size-asian="12pt" style:font-weight-asian="bold" style:font-name-complex="Free mono1" style:font-size-complex="12pt" style:font-weight-complex="bold"/>
    </style:style>
    <style:style style:name="P9" style:family="paragraph" style:parent-style-name="Standard" style:list-style-name="L1">
      <style:text-properties fo:color="#2a6099" loext:opacity="100%" style:font-name="Arial" fo:font-size="12pt" fo:font-weight="bold" officeooo:rsid="0027b6ad" officeooo:paragraph-rsid="0027b6ad" style:font-size-asian="12pt" style:font-weight-asian="bold" style:font-name-complex="Free mono1" style:font-size-complex="12pt" style:font-weight-complex="bold"/>
    </style:style>
    <style:style style:name="P10" style:family="paragraph" style:parent-style-name="Standard">
      <style:text-properties fo:color="#2a6099" loext:opacity="100%" style:font-name="Arial" fo:font-size="12pt" fo:font-weight="bold" officeooo:rsid="0029a907" officeooo:paragraph-rsid="0029a907" style:font-size-asian="11.4499998092651pt" style:font-weight-asian="bold" style:font-name-complex="Free mono1" style:font-size-complex="13.0500001907349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name-complex="Free mono1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officeooo:paragraph-rsid="0023e570" style:font-size-asian="14pt" style:font-weight-asian="bold" style:font-name-complex="Free mono1" style:font-size-complex="14pt" style:font-weight-complex="bold"/>
    </style:style>
    <style:style style:name="P13" style:family="paragraph" style:parent-style-name="Standard">
      <style:text-properties style:font-name="Arial" fo:font-size="14pt" fo:font-weight="bold" style:font-size-asian="14pt" style:font-weight-asian="bold" style:font-name-complex="Free mono1" style:font-size-complex="14pt" style:font-weight-complex="bold"/>
    </style:style>
    <style:style style:name="T1" style:family="text">
      <style:text-properties officeooo:rsid="0023e570"/>
    </style:style>
    <style:style style:name="T2" style:family="text">
      <style:text-properties officeooo:rsid="0025d162"/>
    </style:style>
    <style:style style:name="T3" style:family="text">
      <style:text-properties officeooo:rsid="00269a2c"/>
    </style:style>
    <style:style style:name="T4" style:family="text">
      <style:text-properties officeooo:rsid="0027b6ad"/>
    </style:style>
    <style:style style:name="T5" style:family="text">
      <style:text-properties officeooo:rsid="0029a9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• NOMBRE: <text:span text:style-name="T2">Enrique Martínez Añón</text:span></text:p>
      <text:p text:style-name="P11"/>
      <text:p text:style-name="P11">• FECHA INICIO: <text:span text:style-name="T2">31 octubre 2023</text:span></text:p>
      <text:p text:style-name="P1"/>
      <text:p text:style-name="P11">• FECHA FINAL: </text:p>
      <text:p text:style-name="P11"/>
      <text:p text:style-name="P11">• UNIDAD: <text:span text:style-name="T2">Seguridad Informática</text:span></text:p>
      <text:p text:style-name="P11"/>
      <text:p text:style-name="P11">• CASO PRÁCTICO: <text:span text:style-name="T2">R3PT3 1, TEMA 3</text:span></text:p>
      <text:p text:style-name="P11"/>
      <text:p text:style-name="P12">• <text:span text:style-name="T1">ENUNCIADO</text:span>: <text:span text:style-name="T2">Montar un CDP.</text:span></text:p>
      <text:p text:style-name="P11"><text:s/></text:p>
      <text:p text:style-name="P11">• VERSIÓN ACTIVIDAD: <text:span text:style-name="T1">A</text:span></text:p>
      <text:p text:style-name="P1"/>
      <text:p text:style-name="P11">• DIFICULTAD: <text:span text:style-name="T1">MEDIO</text:span></text:p>
      <text:p text:style-name="P11"/>
      <text:p text:style-name="P11">• TIEMPO ESTIMADO: <text:span text:style-name="T2">1 hora 30 minutos</text:span></text:p>
      <text:p text:style-name="P1"/>
      <text:p text:style-name="P12">• TIEMPO REAL: <text:span text:style-name="T5">1 hora</text:span></text:p>
      <text:p text:style-name="P11"/>
      <text:p text:style-name="P13">• CONCLUSIÓN: <text:span text:style-name="T5">Creo que puede variar muchisimo las ideas del producto final ya que va a depender mucho del presupuesto que le vayan a asignar al CPD. Pero las directrices a seguir están bastante claras.</text:span></text:p>
      <text:p text:style-name="P2"/>
      <text:p text:style-name="P2"/>
      <text:p text:style-name="P3">INDICE</text:p>
      <text:p text:style-name="P3"/>
      <text:p text:style-name="P5">Eres el informático de una empresa que esta en despegue, esta empresa te ha contratado para que montes y planees toda la sala y la instalación del cpd, que pasos seguirías para hacer que la sala donde vas a montar el cpd y que medidas de seguridad aplicarias.</text:p>
      <text:p text:style-name="P3"/>
      <text:p text:style-name="P3">APARTADOS</text:p>
      <text:p text:style-name="P3"/>
      <text:p text:style-name="P6">Lo primero ver cual es el presupuesto para el CPD.</text:p>
      <text:list text:style-name="L1">
        <text:list-item>
          <text:p text:style-name="P8">HUBICACIÓN</text:p>
          <text:list>
            <text:list-item>
              <text:p text:style-name="P7">Buscaría una sala sin ventanas, con pasillos anchos y techos altos, <text:span text:style-name="T3">a poder ser que esté en las primeras plantas del edificio. Que esté lejos de rios, playas, aeropuertos, autopistas, presas, bases militares y lejos de empresas con actividades peligrosas (gases inflamables, explosivos…), además también buscaría un edificio con acceso a dos calles para poder tener acceso al edificio si se obstaculiza una de las entradas.</text:span></text:p>
            </text:list-item>
          </text:list>
        </text:list-item>
        <text:list-item>
          <text:p text:style-name="P8">DENTRO DE LA SALA</text:p>
          <text:list>
            <text:list-item>
              <text:p text:style-name="P8">Instalaría equipos de climatización por duplicado, sistemas de detección de humos y sistemas automáticos de extinción de incendios, la pintura de las paredes sería plástica e instalaría unos <text:span text:style-name="T5">SAIs</text:span> también <text:span text:style-name="T4">por duplicado.</text:span></text:p>
            </text:list-item>
            <text:list-item>
              <text:p text:style-name="P9"><text:soft-page-break/>El sumisistro eléctrico y las comunicaciones las contrataría de dos empresas distintas y además las comunicaciones serían de tecnologías diferentes.</text:p>
            </text:list-item>
            <text:list-item>
              <text:p text:style-name="P9">Pondría vigilantes además de sensores de presencia y cámaras de vigilancia.</text:p>
            </text:list-item>
            <text:list-item>
              <text:p text:style-name="P9">Haría la distrubución con pasillos calientes y pasillos fríos si fuera necesario.</text:p>
            </text:list-item>
          </text:list>
        </text:list-item>
      </text:list>
      <text:p text:style-name="P4"/>
      <text:p text:style-name="P3">BIBLIOGRAFIA</text:p>
      <text:p text:style-name="P3"/>
      <text:p text:style-name="P10">He cogido toda la información del libro de Seguridad Informátic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7S</meta:editing-duration>
    <meta:editing-cycles>2</meta:editing-cycles>
    <meta:generator>LibreOffice/7.6.2.1$Linux_X86_64 LibreOffice_project/60$Build-1</meta:generator>
    <dc:title>SeguridadInformatica</dc:title>
    <meta:creation-date>2023-10-31T11:51:41.815639713</meta:creation-date>
    <dc:date>2023-10-31T12:25:51.488862778</dc:date>
    <meta:document-statistic meta:table-count="0" meta:image-count="0" meta:object-count="0" meta:page-count="2" meta:paragraph-count="25" meta:word-count="308" meta:character-count="1847" meta:non-whitespace-character-count="1568"/>
    <meta:template xlink:type="simple" xlink:actuate="onRequest" xlink:title="SeguridadInformatica" xlink:href="../../../Plantillas/SeguridadInformatica.ott" meta:date="2023-10-31T11:51:40.409097797"/>
  </office:meta>
</office:document-meta>
</file>